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9481" officeooo:paragraph-rsid="00109481"/>
    </style:style>
    <style:style style:name="P2" style:family="paragraph" style:parent-style-name="Standard">
      <style:text-properties fo:font-style="italic" officeooo:rsid="00109481" officeooo:paragraph-rsid="00109481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ello world!</text:h>
      <text:p text:style-name="P1"/>
      <text:p text:style-name="P1">{% for object in object_list %}</text:p>
      <text:p text:style-name="P1">{{object.0}} {{object.2}}</text:p>
      <text:p text:style-name="P1">{% endfor %}</text:p>
      <text:p text:style-name="P1"/>
      <text:p text:style-name="P2">En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20:42:50.085475385</meta:creation-date>
    <dc:date>2022-04-01T20:44:36.302013388</dc:date>
    <meta:editing-duration>PT1M46S</meta:editing-duration>
    <meta:editing-cycles>1</meta:editing-cycles>
    <meta:document-statistic meta:table-count="0" meta:image-count="0" meta:object-count="0" meta:page-count="1" meta:paragraph-count="5" meta:word-count="14" meta:character-count="83" meta:non-whitespace-character-count="74"/>
    <meta:generator>LibreOffice/6.4.7.2$Linux_X86_64 LibreOffice_project/40$Build-2</meta:generator>
  </office:meta>
</office:document-meta>
</file>